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333333" draw:marker-start-width="0.356cm" draw:marker-end-width="0.356cm" svg:stroke-opacity="100%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svg:stroke-color="#333333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standard">
      <style:graphic-properties draw:stroke="none" svg:stroke-color="#000000" draw:fill="none" draw:fill-color="#ffffff" fo:min-height="2.185cm"/>
    </style:style>
    <style:style style:name="gr9" style:family="graphic" style:parent-style-name="standard">
      <style:graphic-properties svg:stroke-color="#ff0000" draw:fill-color="#ff0000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12" style:family="graphic" style:parent-style-name="standard">
      <style:graphic-properties draw:stroke="none" svg:stroke-color="#000000" draw:fill="none" draw:fill-color="#ffffff" fo:min-height="0.839cm"/>
    </style:style>
    <style:style style:name="gr13" style:family="graphic" style:parent-style-name="standard">
      <style:graphic-properties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fo:min-height="0.508cm"/>
    </style:style>
    <style:style style:name="gr15" style:family="graphic" style:parent-style-name="standard">
      <style:graphic-properties draw:stroke="dash" draw:stroke-dash="Photon" svg:stroke-width="0.051cm" svg:stroke-color="#0000ff" draw:marker-start="Circle" draw:marker-start-width="0.381cm" draw:marker-end="Arrow" draw:marker-end-width="0.381cm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dash" draw:stroke-dash="Neutralino" svg:stroke-color="#ff00ff" draw:marker-start="Square" draw:marker-start-width="0.3cm" draw:marker-end="Line_20_Arrow" draw:marker-end-width="0.3cm" draw:textarea-vertical-align="middle" draw:shadow-offset-x="0.203cm" draw:shadow-offset-y="0.203cm"/>
    </style:style>
    <style:style style:name="gr17" style:family="graphic" style:parent-style-name="standard">
      <style:graphic-properties draw:stroke="dash" draw:stroke-dash="DP_5f_Photon" svg:stroke-width="0.152cm" svg:stroke-color="#00ff00" draw:marker-start="Circle" draw:marker-start-width="0.533cm" draw:marker-end="Arrow" draw:marker-end-width="0.533cm" draw:textarea-vertical-align="middle" fo:padding-top="0.201cm" fo:padding-bottom="0.201cm" fo:padding-left="0.326cm" fo:padding-right="0.326cm"/>
    </style:style>
    <style:style style:name="gr18" style:family="graphic" style:parent-style-name="standard">
      <style:graphic-properties draw:stroke="none" svg:stroke-color="#000000" draw:fill="none" draw:fill-color="#ffffff" fo:min-height="0.381cm"/>
    </style:style>
    <style:style style:name="gr19" style:family="graphic" style:parent-style-name="standard">
      <style:graphic-properties draw:stroke="none" svg:stroke-color="#000000" draw:fill="none" draw:fill-color="#ffffff" fo:min-height="0.893cm"/>
    </style:style>
    <style:style style:name="gr20" style:family="graphic" style:parent-style-name="objectwithoutfill">
      <style:graphic-properties draw:stroke="dash" draw:stroke-dash="Fine_20_Dotted"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0.331cm"/>
    </style:style>
    <style:style style:name="gr22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827cm" svg:height="10.16cm" svg:x="4.683cm" svg:y="7.3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272cm" svg:y1="12.303cm" svg:x2="3.032cm" svg:y2="12.303cm">
          <text:p/>
        </draw:line>
        <draw:line draw:style-name="gr3" draw:text-style-name="P1" draw:layer="layout" svg:x1="16.113cm" svg:y1="12.303cm" svg:x2="20.177cm" svg:y2="12.303cm">
          <text:p/>
        </draw:line>
        <draw:custom-shape draw:style-name="gr4" draw:text-style-name="P1" draw:layer="layout" svg:width="4.297cm" svg:height="0.506cm" svg:x="16.672cm" svg:y="7.161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4.882cm" svg:height="0.508cm" svg:x="0.879cm" svg:y="7.2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" draw:text-style-name="P1" draw:layer="layout" svg:x1="10.779cm" svg:y1="6.969cm" svg:x2="10.906cm" svg:y2="19.415cm">
          <text:p/>
        </draw:line>
        <draw:frame draw:style-name="gr5" draw:layer="layout" svg:width="1.27cm" svg:height="0.962cm" svg:x="19.923cm" svg:y="12.049cm">
          <draw:text-box>
            <text:p>Z</text:p>
          </draw:text-box>
        </draw:frame>
        <draw:frame draw:style-name="gr5" draw:layer="layout" svg:width="1.27cm" svg:height="0.962cm" svg:x="10.525cm" svg:y="4.429cm">
          <draw:text-box>
            <text:p><text:s/>X</text:p>
          </draw:text-box>
        </draw:frame>
        <draw:custom-shape draw:style-name="gr6" draw:text-style-name="P1" draw:layer="layout" svg:width="1.524cm" svg:height="0.508cm" svg:x="10.906cm" svg:y="12.4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524cm" svg:height="0.508cm" svg:x="9.382cm" svg:y="12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1.27cm" svg:height="0.962cm" svg:x="10.398cm" svg:y="12.992cm">
          <draw:text-box>
            <text:p>IP</text:p>
          </draw:text-box>
        </draw:frame>
        <draw:frame draw:style-name="gr8" draw:text-style-name="P2" draw:layer="layout" svg:width="2.921cm" svg:height="2.435cm" svg:x="18.526cm" svg:y="7.731cm">
          <draw:text-box>
            <text:p><text:span text:style-name="T1">Beam</text:span></text:p>
            <text:p><text:span text:style-name="T1">Muons</text:span></text:p>
          </draw:text-box>
        </draw:frame>
        <draw:frame draw:style-name="gr5" draw:layer="layout" svg:width="3.666cm" svg:height="0.962cm" svg:x="0.509cm" svg:y="13.246cm">
          <draw:text-box>
            <text:p>R = 1.29m</text:p>
          </draw:text-box>
        </draw:frame>
        <draw:custom-shape draw:style-name="gr9" draw:text-style-name="P1" draw:layer="layout" svg:width="0.762cm" svg:height="0.762cm" svg:x="10.474cm" svg:y="11.922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frame draw:style-name="gr10" draw:layer="layout" svg:width="1.005cm" svg:height="0.962cm" svg:x="8.91cm" svg:y="12.738cm">
          <draw:text-box>
            <text:p>L</text:p>
          </draw:text-box>
        </draw:frame>
        <draw:frame draw:style-name="gr11" draw:layer="layout" svg:width="1.111cm" svg:height="0.962cm" svg:x="12.049cm" svg:y="12.811cm">
          <draw:text-box>
            <text:p>R</text:p>
          </draw:text-box>
        </draw:frame>
        <draw:frame draw:style-name="gr12" draw:layer="layout" svg:width="2.413cm" svg:height="1.089cm" svg:x="16.113cm" svg:y="14.589cm">
          <draw:text-box>
            <text:p><text:s/></text:p>
          </draw:text-box>
        </draw:frame>
        <draw:frame draw:style-name="gr13" draw:layer="layout" svg:width="1.999cm" svg:height="0.999cm" svg:x="9.999cm" svg:y="13.63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4" draw:text-style-name="P2" draw:layer="layout" svg:width="5.207cm" svg:height="0.962cm" svg:x="8.747cm" svg:y="6.588cm">
          <draw:text-box>
            <text:p><text:span text:style-name="T1">ECAL Crystals</text:span></text:p>
          </draw:text-box>
        </draw:frame>
        <draw:frame draw:style-name="gr14" draw:text-style-name="P2" draw:layer="layout" svg:width="5.08cm" svg:height="0.962cm" svg:x="8.366cm" svg:y="17.637cm">
          <draw:text-box>
            <text:p><text:span text:style-name="T1">ECAL Crystals</text:span></text:p>
          </draw:text-box>
        </draw:frame>
        <draw:line draw:style-name="gr15" draw:text-style-name="P1" draw:layer="layout" svg:x1="10.906cm" svg:y1="12.176cm" svg:x2="12.684cm" svg:y2="7.223cm">
          <text:p/>
        </draw:line>
        <draw:line draw:style-name="gr16" draw:text-style-name="P1" draw:layer="layout" svg:x1="11.033cm" svg:y1="12.303cm" svg:x2="13.573cm" svg:y2="10.652cm">
          <text:p/>
        </draw:line>
        <draw:line draw:style-name="gr17" draw:text-style-name="P1" draw:layer="layout" svg:x1="13.446cm" svg:y1="10.652cm" svg:x2="12.303cm" svg:y2="7.35cm">
          <text:p/>
        </draw:line>
        <draw:line draw:style-name="gr2" draw:text-style-name="P1" draw:layer="layout" svg:x1="20.685cm" svg:y1="5.953cm" svg:x2="16.748cm" svg:y2="8.493cm">
          <text:p/>
        </draw:line>
        <draw:line draw:style-name="gr2" draw:text-style-name="P1" draw:layer="layout" svg:x1="1.889cm" svg:y1="6.08cm" svg:x2="5.318cm" svg:y2="8.493cm">
          <text:p/>
        </draw:line>
        <draw:path draw:style-name="gr2" draw:text-style-name="P1" draw:layer="layout" svg:width="0.888cm" svg:height="1.523cm" svg:x="10.906cm" svg:y="10.906cm" svg:viewBox="0 0 889 1524" svg:d="m867 1524c110-576-220-845-330-1257-159-595-537-80-537 419v419l21 252">
          <text:p/>
        </draw:path>
        <draw:path draw:style-name="gr2" draw:text-style-name="P1" draw:layer="layout" svg:width="0.957cm" svg:height="1.632cm" svg:x="9.89cm" svg:y="10.925cm" svg:viewBox="0 0 958 1633" svg:d="m0 1417c167-406 176-952 399-1289 286-433 600 338 533 774l26 429-79 302">
          <text:p/>
        </draw:path>
        <draw:polyline draw:style-name="gr2" draw:text-style-name="P1" draw:layer="layout" svg:width="0.944cm" svg:height="0.451cm" svg:x="13.517cm" svg:y="11.795cm" svg:viewBox="0 0 945 452" draw:points="0,452 378,0 756,76 945,452">
          <text:p/>
        </draw:polyline>
        <draw:polyline draw:style-name="gr2" draw:text-style-name="P1" draw:layer="layout" svg:width="0.944cm" svg:height="0.361cm" svg:x="7.223cm" svg:y="11.814cm" svg:viewBox="0 0 945 362" draw:points="0,362 378,0 756,61 945,362">
          <text:p/>
        </draw:polyline>
        <draw:frame draw:style-name="gr18" draw:layer="layout" svg:width="1.524cm" svg:height="0.962cm" svg:x="7.146cm" svg:y="11.046cm">
          <draw:text-box>
            <text:p>B2</text:p>
          </draw:text-box>
        </draw:frame>
        <draw:frame draw:style-name="gr19" draw:layer="layout" svg:width="1.524cm" svg:height="1.143cm" svg:x="13.192cm" svg:y="11.16cm">
          <draw:text-box>
            <text:p>B2</text:p>
          </draw:text-box>
        </draw:frame>
        <draw:frame draw:style-name="gr18" draw:layer="layout" svg:width="1.778cm" svg:height="0.962cm" svg:x="9.763cm" svg:y="10.198cm">
          <draw:text-box>
            <text:p>B1</text:p>
          </draw:text-box>
        </draw:frame>
        <draw:frame draw:style-name="gr18" draw:layer="layout" svg:width="1.524cm" svg:height="0.962cm" svg:x="10.779cm" svg:y="10.198cm">
          <draw:text-box>
            <text:p>B1</text:p>
          </draw:text-box>
        </draw:frame>
        <draw:line draw:style-name="gr20" draw:text-style-name="P1" draw:layer="layout" svg:x1="13.573cm" svg:y1="10.779cm" svg:x2="16.367cm" svg:y2="11.287cm">
          <text:p/>
        </draw:line>
        <draw:line draw:style-name="gr3" draw:text-style-name="P1" draw:layer="layout" svg:x1="10.779cm" svg:y1="6.989cm" svg:x2="10.779cm" svg:y2="5.064cm">
          <text:p/>
        </draw:line>
        <draw:line draw:style-name="gr3" draw:text-style-name="P1" draw:layer="measurelines" svg:x1="4.002cm" svg:y1="12.378cm" svg:x2="4.048cm" svg:y2="17.637cm">
          <text:p/>
        </draw:line>
        <draw:custom-shape draw:style-name="gr4" draw:text-style-name="P1" draw:layer="measurelines" svg:width="4.297cm" svg:height="0.508cm" svg:x="16.875cm" svg:y="17.12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" draw:text-style-name="P1" draw:layer="layout" svg:x1="20.929cm" svg:y1="18.653cm" svg:x2="16.875cm" svg:y2="16.494cm">
          <text:p/>
        </draw:line>
        <draw:custom-shape draw:style-name="gr4" draw:text-style-name="P1" draw:layer="measurelines" svg:width="4.501cm" svg:height="0.573cm" svg:x="0.69cm" svg:y="17.0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layer="measurelines" svg:width="0.571cm" svg:height="0.542cm" svg:x="16.367cm" svg:y="11.12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layer="measurelines" svg:width="2.557cm" svg:height="0.878cm" svg:x="12.938cm" svg:y="8.74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3" draw:layer="measurelines" svg:width="1.481cm" svg:height="0.624cm" svg:x="10.822cm" svg:y="9.12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3" draw:layer="measurelines" svg:width="1.566cm" svg:height="0.807cm" svg:x="10.864cm" svg:y="5.44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3" draw:layer="measurelines" svg:width="1.617cm" svg:height="0.63cm" svg:x="10.906cm" svg:y="18.90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3" draw:layer="measurelines" svg:width="2.124cm" svg:height="0.807cm" svg:x="18.907cm" svg:y="18.52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3" draw:layer="measurelines" svg:width="2.124cm" svg:height="0.807cm" svg:x="18.78cm" svg:y="5.19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3" draw:layer="measurelines" svg:width="2.641cm" svg:height="0.807cm" svg:x="0.955cm" svg:y="5.273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3" draw:layer="measurelines" svg:width="2.641cm" svg:height="0.807cm" svg:x="0.955cm" svg:y="18.73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1" draw:text-style-name="P2" draw:layer="layout" svg:width="2.921cm" svg:height="1.673cm" svg:x="18.526cm" svg:y="15.605cm">
          <draw:text-box>
            <text:p><text:span text:style-name="T1">Beam</text:span></text:p>
            <text:p><text:span text:style-name="T1">Muons</text:span></text:p>
          </draw:text-box>
        </draw:frame>
        <draw:frame draw:style-name="gr21" draw:text-style-name="P2" draw:layer="layout" svg:width="2.921cm" svg:height="1.673cm" svg:x="0.69cm" svg:y="7.582cm">
          <draw:text-box>
            <text:p><text:span text:style-name="T1">Beam</text:span></text:p>
            <text:p><text:span text:style-name="T1">Muons</text:span></text:p>
          </draw:text-box>
        </draw:frame>
        <draw:frame draw:style-name="gr22" draw:text-style-name="P2" draw:layer="layout" svg:width="2.921cm" svg:height="1.673cm" svg:x="1.254cm" svg:y="15.478cm">
          <draw:text-box>
            <text:p><text:span text:style-name="T1">Beam</text:span></text:p>
            <text:p><text:span text:style-name="T1">Muons</text:span></text:p>
          </draw:text-box>
        </draw:frame>
        <draw:line draw:style-name="gr2" draw:text-style-name="P1" draw:layer="layout" svg:x1="5.191cm" svg:y1="16.494cm" svg:x2="1.508cm" svg:y2="18.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quare" svg:viewBox="0 0 10 10" svg:d="m0 0h10v10h-10z"/>
    <draw:stroke-dash draw:name="DP_5f_Photon" draw:display-name="DP_Photon" draw:style="rect" draw:dots1="1" draw:dots2="1" draw:distance="0.102cm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Neutralino" draw:style="rect" draw:dots1="4" draw:dots1-length="197%" draw:dots2="3" draw:distance="102%"/>
    <draw:stroke-dash draw:name="Photon" draw:style="rect" draw:dots1="1" draw:dots2="1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52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456cm" fo:margin-bottom="7.435cm" fo:margin-left="0.69cm" fo:margin-right="0.3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math xmlns="http://www.w3.org/1998/Math/MathML">
  <mrow/>
</math>
</file>

<file path=Object 10/content.xml><?xml version="1.0" encoding="utf-8"?>
<math xmlns="http://www.w3.org/1998/Math/MathML">
  <semantics>
    <mrow>
      <mrow>
        <mo stretchy="false">η</mo>
        <mo stretchy="false">=</mo>
        <mrow>
          <mo stretchy="false">−</mo>
          <mn>1.6</mn>
        </mrow>
      </mrow>
    </mrow>
    <annotation encoding="StarMath 5.0">%eta = -1.6</annotation>
  </semantics>
</math>
</file>

<file path=Object 2/content.xml><?xml version="1.0" encoding="utf-8"?>
<math xmlns="http://www.w3.org/1998/Math/MathML">
  <semantics>
    <mrow>
      <mover accent="true">
        <mrow>
          <mi>G</mi>
        </mrow>
        <mo stretchy="false">̃</mo>
      </mover>
    </mrow>
    <annotation encoding="StarMath 5.0">tilde{G}</annotation>
  </semantics>
</math>
</file>

<file path=Object 3/content.xml><?xml version="1.0" encoding="utf-8"?>
<math xmlns="http://www.w3.org/1998/Math/MathML">
  <semantics>
    <mrow>
      <msub>
        <mo stretchy="false">γ</mo>
        <mrow>
          <mi mathvariant="italic">Sig</mi>
        </mrow>
      </msub>
    </mrow>
    <annotation encoding="StarMath 5.0">%gamma_{Sig}</annotation>
  </semantics>
</math>
</file>

<file path=Object 4/content.xml><?xml version="1.0" encoding="utf-8"?>
<math xmlns="http://www.w3.org/1998/Math/MathML">
  <semantics>
    <mrow>
      <msub>
        <mo stretchy="false">γ</mo>
        <mrow>
          <mi mathvariant="italic">True</mi>
        </mrow>
      </msub>
    </mrow>
    <annotation encoding="StarMath 5.0">%gamma_{True}</annotation>
  </semantics>
</math>
</file>

<file path=Object 5/content.xml><?xml version="1.0" encoding="utf-8"?>
<math xmlns="http://www.w3.org/1998/Math/MathML">
  <semantics>
    <mrow>
      <mrow>
        <mo stretchy="false">ϕ</mo>
        <mo stretchy="false">=</mo>
        <mn>0</mn>
      </mrow>
    </mrow>
    <annotation encoding="StarMath 5.0">%phi = 0</annotation>
  </semantics>
</math>
</file>

<file path=Object 6/content.xml><?xml version="1.0" encoding="utf-8"?>
<math xmlns="http://www.w3.org/1998/Math/MathML">
  <semantics>
    <mrow>
      <mrow>
        <mo stretchy="false">ϕ</mo>
        <mo stretchy="false">=</mo>
        <mo stretchy="false">π</mo>
      </mrow>
    </mrow>
    <annotation encoding="StarMath 5.0">%phi = %pi</annotation>
  </semantics>
</math>
</file>

<file path=Object 7/content.xml><?xml version="1.0" encoding="utf-8"?>
<math xmlns="http://www.w3.org/1998/Math/MathML">
  <semantics>
    <mrow>
      <mrow>
        <mo stretchy="false">η</mo>
        <mo stretchy="false">=</mo>
        <mn>1.6</mn>
      </mrow>
    </mrow>
    <annotation encoding="StarMath 5.0">%eta = 1.6</annotation>
  </semantics>
</math>
</file>

<file path=Object 8/content.xml><?xml version="1.0" encoding="utf-8"?>
<math xmlns="http://www.w3.org/1998/Math/MathML">
  <semantics>
    <mrow>
      <mrow>
        <mo stretchy="false">η</mo>
        <mo stretchy="false">=</mo>
        <mn>1.6</mn>
      </mrow>
    </mrow>
    <annotation encoding="StarMath 5.0">%eta = 1.6</annotation>
  </semantics>
</math>
</file>

<file path=Object 9/content.xml><?xml version="1.0" encoding="utf-8"?>
<math xmlns="http://www.w3.org/1998/Math/MathML">
  <semantics>
    <mrow>
      <mrow>
        <mo stretchy="false">η</mo>
        <mo stretchy="false">=</mo>
        <mrow>
          <mo stretchy="false">−</mo>
          <mn>1.6</mn>
        </mrow>
      </mrow>
    </mrow>
    <annotation encoding="StarMath 5.0">%eta = -1.6</annotation>
  </semantics>
</math>
</file>